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79a3" officeooo:paragraph-rsid="000979a3"/>
    </style:style>
    <style:style style:name="P2" style:family="paragraph" style:parent-style-name="Standard">
      <style:paragraph-properties fo:text-align="justify" style:justify-single-word="false"/>
      <style:text-properties officeooo:rsid="000979a3" officeooo:paragraph-rsid="000979a3"/>
    </style:style>
    <style:style style:name="P3" style:family="paragraph" style:parent-style-name="Standard">
      <style:paragraph-properties fo:text-align="justify" style:justify-single-word="false"/>
      <style:text-properties officeooo:rsid="000b6c1e" officeooo:paragraph-rsid="000b6c1e"/>
    </style:style>
    <style:style style:name="T1" style:family="text">
      <style:text-properties officeooo:rsid="000cc5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is content serves as a test of preserving line breaks in paragraphs found in the original text to be transcribed. Doing so can aid in verifying the transcription by person by having the original in one window on the computer monitor next to another window with the transcription so that each line in both windows can be directly compared.</text:p>
      <text:p text:style-name="P2"/>
      <text:p text:style-name="P3">In addition, this content serves to test that hyph­enation is <text:span text:style-name="T1">removed</text:span> as needed <text:span text:style-name="T1">so that it no <text:s/></text:span><text:s/><text:span text:style-name="T1">preserv­ati­on of the hyphen is done.</text:span></text:p>
      <text:p text:style-name="P3"/>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3" loext:hyphenation-no-caps="false" loext:hyphenation-no-last-word="false" loext:hyphenation-word-char-count="4"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3in" fo:margin-right="3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2T06:06:34.157834028</meta:creation-date>
    <dc:date>2026-04-02T06:38:50.380942946</dc:date>
    <meta:editing-duration>PT7M8S</meta:editing-duration>
    <meta:editing-cycles>1</meta:editing-cycles>
    <meta:generator>LibreOffice/24.2.7.2$Linux_X86_64 LibreOffice_project/420$Build-2</meta:generator>
    <meta:print-date>2026-04-02T06:42:34.499868101</meta:print-date>
    <meta:printed-by>PDF files</meta:printed-by>
    <meta:document-statistic meta:table-count="0" meta:image-count="0" meta:object-count="0" meta:page-count="1" meta:paragraph-count="2" meta:word-count="82" meta:character-count="473" meta:non-whitespace-character-count="391"/>
  </office:meta>
</office:document-meta>
</file>